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2000002BECE213CFBDEE77630.png" manifest:media-type="image/png"/>
  <manifest:file-entry manifest:full-path="Pictures/10000001000001B2000002BEA2C76D18BA0BAEA1.png" manifest:media-type="image/png"/>
  <manifest:file-entry manifest:full-path="Pictures/10000001000001B2000002BE60BF2DACAADDE3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d5313" officeooo:paragraph-rsid="000d5313"/>
    </style:style>
    <style:style style:name="P2" style:family="paragraph" style:parent-style-name="Standard">
      <style:text-properties officeooo:paragraph-rsid="000a83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width="5.1929in" svg:height="8.4in" draw:z-index="0"><draw:image xlink:href="Pictures/10000001000001B2000002BE60BF2DACAADDE370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width="5.3972in" svg:height="8.7299in" draw:z-index="1"><draw:image xlink:href="Pictures/10000001000001B2000002BEA2C76D18BA0BAEA1.png" xlink:type="simple" xlink:show="embed" xlink:actuate="onLoad" draw:mime-type="image/png"/></draw:frame><text:soft-page-break/><text:tab/></text:p>
      <text:p text:style-name="P2"><text:soft-page-break/></text:p>
      <text:p text:style-name="P2"><draw:frame draw:style-name="fr1" draw:name="Image3" text:anchor-type="char" svg:width="5.4138in" svg:height="8.7575in" draw:z-index="2"><draw:image xlink:href="Pictures/10000001000001B2000002BECE213CFBDEE776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d5313" officeooo:paragraph-rsid="000d53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rm_cv9/trajectory_visualization_part2<text:tab/><text:tab/>Kocur Mar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2:56:33.615563629</meta:creation-date>
    <dc:date>2022-12-16T13:14:30.205730549</dc:date>
    <meta:editing-duration>PT17M55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3" meta:paragraph-count="3" meta:word-count="3" meta:character-count="53" meta:non-whitespace-character-count="48"/>
  </office:meta>
</office:document-meta>
</file>